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yload Length (Bytes)</text:p>
          </table:table-cell>
          <table:table-cell office:value-type="string" calcext:value-type="string">
            <text:p>Core-Core</text:p>
          </table:table-cell>
          <table:table-cell office:value-type="string" calcext:value-type="string">
            <text:p>Socket-Socket</text:p>
          </table:table-cell>
          <table:table-cell office:value-type="string" calcext:value-type="string">
            <text:p>Node-N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.366583" calcext:value-type="float">
            <text:p>697.366583</text:p>
          </table:table-cell>
          <table:table-cell office:value-type="float" office:value="19534.840249" calcext:value-type="float">
            <text:p>19534.840249</text:p>
          </table:table-cell>
          <table:table-cell office:value-type="float" office:value="57592.638768" calcext:value-type="float">
            <text:p>57592.638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.062988" calcext:value-type="float">
            <text:p>322.062988</text:p>
          </table:table-cell>
          <table:table-cell office:value-type="float" office:value="14087.398692" calcext:value-type="float">
            <text:p>14087.398692</text:p>
          </table:table-cell>
          <table:table-cell office:value-type="float" office:value="28209.159306" calcext:value-type="float">
            <text:p>28209.159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.041195" calcext:value-type="float">
            <text:p>161.041195</text:p>
          </table:table-cell>
          <table:table-cell office:value-type="float" office:value="7039.110642" calcext:value-type="float">
            <text:p>7039.110642</text:p>
          </table:table-cell>
          <table:table-cell office:value-type="float" office:value="14110.807873" calcext:value-type="float">
            <text:p>14110.807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914268" calcext:value-type="float">
            <text:p>79.914268</text:p>
          </table:table-cell>
          <table:table-cell office:value-type="float" office:value="3514.578566" calcext:value-type="float">
            <text:p>3514.578566</text:p>
          </table:table-cell>
          <table:table-cell office:value-type="float" office:value="7047.322773" calcext:value-type="float">
            <text:p>7047.3227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.317738" calcext:value-type="float">
            <text:p>41.317738</text:p>
          </table:table-cell>
          <table:table-cell office:value-type="float" office:value="1783.36874" calcext:value-type="float">
            <text:p>1783.36874</text:p>
          </table:table-cell>
          <table:table-cell office:value-type="float" office:value="3576.657036" calcext:value-type="float">
            <text:p>3576.657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953545" calcext:value-type="float">
            <text:p>20.953545</text:p>
          </table:table-cell>
          <table:table-cell office:value-type="float" office:value="763.910066" calcext:value-type="float">
            <text:p>763.910066</text:p>
          </table:table-cell>
          <table:table-cell office:value-type="float" office:value="1803.907556" calcext:value-type="float">
            <text:p>1803.9075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628355" calcext:value-type="float">
            <text:p>10.628355</text:p>
          </table:table-cell>
          <table:table-cell office:value-type="float" office:value="343.1475" calcext:value-type="float">
            <text:p>343.1475</text:p>
          </table:table-cell>
          <table:table-cell office:value-type="float" office:value="913.482533" calcext:value-type="float">
            <text:p>913.482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904136" calcext:value-type="float">
            <text:p>5.904136</text:p>
          </table:table-cell>
          <table:table-cell office:value-type="float" office:value="175.849891" calcext:value-type="float">
            <text:p>175.849891</text:p>
          </table:table-cell>
          <table:table-cell office:value-type="float" office:value="475.651783" calcext:value-type="float">
            <text:p>475.6517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492914" calcext:value-type="float">
            <text:p>3.492914</text:p>
          </table:table-cell>
          <table:table-cell office:value-type="float" office:value="95.03492" calcext:value-type="float">
            <text:p>95.03492</text:p>
          </table:table-cell>
          <table:table-cell office:value-type="float" office:value="257.845992" calcext:value-type="float">
            <text:p>257.8459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64914" calcext:value-type="float">
            <text:p>2.364914</text:p>
          </table:table-cell>
          <table:table-cell office:value-type="float" office:value="55.560046" calcext:value-type="float">
            <text:p>55.560046</text:p>
          </table:table-cell>
          <table:table-cell office:value-type="float" office:value="146.494358" calcext:value-type="float">
            <text:p>146.4943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12369" calcext:value-type="float">
            <text:p>1.412369</text:p>
          </table:table-cell>
          <table:table-cell office:value-type="float" office:value="34.857294" calcext:value-type="float">
            <text:p>34.857294</text:p>
          </table:table-cell>
          <table:table-cell office:value-type="float" office:value="83.31934" calcext:value-type="float">
            <text:p>83.3193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891608" calcext:value-type="float">
            <text:p>0.891608</text:p>
          </table:table-cell>
          <table:table-cell office:value-type="float" office:value="24.050166" calcext:value-type="float">
            <text:p>24.050166</text:p>
          </table:table-cell>
          <table:table-cell office:value-type="float" office:value="55.535698" calcext:value-type="float">
            <text:p>55.53569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51186" calcext:value-type="float">
            <text:p>0.751186</text:p>
          </table:table-cell>
          <table:table-cell office:value-type="float" office:value="16.908767" calcext:value-type="float">
            <text:p>16.908767</text:p>
          </table:table-cell>
          <table:table-cell office:value-type="float" office:value="38.770348" calcext:value-type="float">
            <text:p>38.77034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600049" calcext:value-type="float">
            <text:p>0.600049</text:p>
          </table:table-cell>
          <table:table-cell office:value-type="float" office:value="12.484515" calcext:value-type="float">
            <text:p>12.484515</text:p>
          </table:table-cell>
          <table:table-cell office:value-type="float" office:value="30.3489" calcext:value-type="float">
            <text:p>30.348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84536" calcext:value-type="float">
            <text:p>0.484536</text:p>
          </table:table-cell>
          <table:table-cell office:value-type="float" office:value="10.257324" calcext:value-type="float">
            <text:p>10.257324</text:p>
          </table:table-cell>
          <table:table-cell office:value-type="float" office:value="27.908795" calcext:value-type="float">
            <text:p>27.90879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417521" calcext:value-type="float">
            <text:p>0.417521</text:p>
          </table:table-cell>
          <table:table-cell office:value-type="float" office:value="8.993264" calcext:value-type="float">
            <text:p>8.993264</text:p>
          </table:table-cell>
          <table:table-cell office:value-type="float" office:value="25.284175" calcext:value-type="float">
            <text:p>25.2841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16879" calcext:value-type="float">
            <text:p>0.316879</text:p>
          </table:table-cell>
          <table:table-cell office:value-type="float" office:value="8.789565" calcext:value-type="float">
            <text:p>8.789565</text:p>
          </table:table-cell>
          <table:table-cell office:value-type="float" office:value="34.607898" calcext:value-type="float">
            <text:p>34.60789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88601" calcext:value-type="float">
            <text:p>0.288601</text:p>
          </table:table-cell>
          <table:table-cell office:value-type="float" office:value="8.180201" calcext:value-type="float">
            <text:p>8.180201</text:p>
          </table:table-cell>
          <table:table-cell office:value-type="float" office:value="28.956947" calcext:value-type="float">
            <text:p>28.95694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01531" calcext:value-type="float">
            <text:p>0.301531</text:p>
          </table:table-cell>
          <table:table-cell office:value-type="float" office:value="7.685294" calcext:value-type="float">
            <text:p>7.685294</text:p>
          </table:table-cell>
          <table:table-cell office:value-type="float" office:value="26.079815" calcext:value-type="float">
            <text:p>26.07981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9532" calcext:value-type="float">
            <text:p>0.289532</text:p>
          </table:table-cell>
          <table:table-cell office:value-type="float" office:value="7.477008" calcext:value-type="float">
            <text:p>7.477008</text:p>
          </table:table-cell>
          <table:table-cell office:value-type="float" office:value="26.512281" calcext:value-type="float">
            <text:p>26.51228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82693" calcext:value-type="float">
            <text:p>0.282693</text:p>
          </table:table-cell>
          <table:table-cell office:value-type="float" office:value="7.380976" calcext:value-type="float">
            <text:p>7.380976</text:p>
          </table:table-cell>
          <table:table-cell office:value-type="float" office:value="35.189885" calcext:value-type="float">
            <text:p>35.189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9:45:46.529529515</dc:date>
    <meta:editing-duration>PT1M42S</meta:editing-duration>
    <meta:editing-cycles>2</meta:editing-cycles>
    <meta:generator>LibreOffice/5.1.4.2$Linux_X86_64 LibreOffice_project/10m0$Build-2</meta:generator>
    <meta:document-statistic meta:table-count="1" meta:cell-count="88" meta:object-count="0"/>
  </office:meta>
</office:document-meta>
</file>